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Window on the World, or WOW, is a directory information look-up tool. It allows clients to easily and quickly locate information about people such as their primary phone number, email address, and office location. Unlike some other directory management tools that try to be all things to all people, WOW is tightly focused and highly optimized for its purpose.</text:p>
      <text:p text:style-name="Text_20_body">WOW is a project of Vermont Technical College's Summer of Software Engineering (SoSE) program. It supports SoSE's educational mission by giving student developers an opportunity to work on a real project using industry standard software engineering methods.</text:p>
      <text:p text:style-name="Text_20_body">This document contains all of WOW's development documentation, spanning from requirements through deployment. All WOW developers should be familiar with the content of this entire document. This document does <text:span text:style-name="Emphasis">not</text:span> contain user or administrator documentation, which is provided separately. If you are a user of WOW or if you intend to set up one or more WOW servers you do not need to read this document (although you might find the Requirements and Deployment chapters interesting).</text:p>
      <text:p text:style-name="Text_20_body">This is a living document. It is our expectation that it will grow and change as WOW does so that it will always be a reflection of the current system. This document contains a main section for each stage in the classic software development life cycle. This is how we, the WOW development community, view WOW's structure.</text:p>
      <text:p text:style-name="Text_20_body">There are several main components to WOW listed as follows.</text:p>
      <text:list text:style-name="L1">
        <text:list-item>
          <text:p text:style-name="P1"><text:span text:style-name="Strong_20_Emphasis">Server</text:span>. The WOW server has access to the directory database and answers queries made to it via the WOW protocol over a TCP connection. The server supports both anonymous read access and authenticated write access for WOW administrators. WOW servers can be federated to provide enhanced availability and automatically synchronize their databases. Servers in several different programming languages have been created as an exercise in server development.</text:p>
        </text:list-item>
        <text:list-item>
          <text:p text:style-name="P1"><text:span text:style-name="Strong_20_Emphasis">Client</text:span>. The WOW client provides an easy to use interface to the server that allows users to conduct queries. Multiple clients are supported with the primary client being web based. A Java client has also been created.</text:p>
        </text:list-item>
        <text:list-item>
          <text:p text:style-name="P1"><text:span text:style-name="Strong_20_Emphasis">Administrative Client</text:span>. The WOW administrative client is an enhanced version of the normal Java client that allows a WOW administrator to manage the WOW database.</text:p>
        </text:list-item>
        <text:list-item>
          <text:p text:style-name="P1"><text:span text:style-name="Strong_20_Emphasis">Dr. WOW</text:span>. The Dr. WOW client is a specialized program used by a network administrator to monitor the health and status of multiple (federated) WOW servers. Note that the network administrator is not necessarily the same person as the WOW administrator and so the Dr. WOW client is separate from the administrative client.</text:p>
        </text:list-item>
      </text:list>
      <text:p text:style-name="Text_20_body">These components are described in more detail in the following s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Introduction</dc:title>
    <dc:creator>Peter Chapin</dc:creator>
    <dc:date>2008-10-17T13:26:51</dc:date>
    <meta:editing-cycles>4</meta:editing-cycles>
    <meta:editing-duration>PT28M54S</meta:editing-duration>
    <meta:template xlink:type="simple" xlink:actuate="onRequest" xlink:href="../WOW.odm" meta:date="2008-10-17T07:05:38"/>
    <meta:user-defined meta:name="Info 1"/>
    <meta:user-defined meta:name="Info 2"/>
    <meta:user-defined meta:name="Info 3"/>
    <meta:user-defined meta:name="Info 4"/>
    <meta:document-statistic meta:table-count="0" meta:image-count="0" meta:object-count="0" meta:page-count="1" meta:paragraph-count="11" meta:word-count="434" meta:character-count="2712"/>
  </office:meta>
</office:document-meta>
</file>